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.139in" loext:contextual-spacing="false" fo:line-height="115%" fo:padding="0in" fo:border="none"/>
      <style:text-properties fo:font-variant="normal" fo:text-transform="none" fo:font-size="11pt" style:font-size-asian="11pt" style:font-size-complex="11pt"/>
    </style:style>
    <style:style style:name="P3" style:family="paragraph" style:parent-style-name="Standard">
      <style:paragraph-properties fo:margin-top="0in" fo:margin-bottom="0.139in" loext:contextual-spacing="false" fo:line-height="115%" fo:padding="0in" fo:border="none"/>
      <style:text-properties fo:font-variant="normal" fo:text-transform="none"/>
    </style:style>
    <style:style style:name="P4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/>
    </style:style>
    <style:style style:name="P5" style:family="paragraph" style:parent-style-name="Standard">
      <style:paragraph-properties fo:margin-top="0in" fo:margin-bottom="0.139in" loext:contextual-spacing="false" fo:line-height="100%" fo:padding="0in" fo:border="none"/>
    </style:style>
    <style:style style:name="P6" style:family="paragraph" style:parent-style-name="Standard" style:master-page-name="Standard">
      <style:paragraph-properties fo:margin-top="0in" fo:margin-bottom="0.139in" loext:contextual-spacing="false" fo:line-height="115%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position="sub 58%" fo:font-size="18pt" style:font-size-asian="18pt" style:font-size-complex="18pt"/>
    </style:style>
    <style:style style:name="T3" style:family="text">
      <style:text-properties fo:font-variant="normal" fo:text-transform="none" style:text-position="sub 58%" fo:font-size="20pt" style:font-size-asian="20pt" style:font-size-complex="20pt"/>
    </style:style>
    <style:style style:name="T4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1pt" style:font-size-asian="11pt" style:font-size-complex="11pt"/>
    </style:style>
    <style:style style:name="T7" style:family="text">
      <style:text-properties fo:font-variant="normal" fo:text-transform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<text:s text:c="60"/></text:span><text:span text:style-name="T3">EXPERIMENT 2</text:span></text:p>
      <text:p text:style-name="P1"><text:span text:style-name="T3"><text:s text:c="40"/>ER DIAGRAM FOR SAILOR BOAT DATABASE</text:span></text:p>
      <text:p text:style-name="P1"><text:span text:style-name="T4">Aim</text:span><text:span text:style-name="T5">: Draw an ER diagram of sailors database</text:span><text:span text:style-name="T6">.</text:span></text:p>
      <text:p text:style-name="P2"/>
      <text:p text:style-name="P1"><text:span text:style-name="T4">Components of an ER diagram:</text:span></text:p>
      <text:p text:style-name="P1"><text:span text:style-name="T7">Entity : </text:span><text:span text:style-name="T1">Object that is relevant to given system.Represented as rectangle.</text:span></text:p>
      <text:p text:style-name="P1"><text:span text:style-name="T7">Weak Entity : </text:span><text:span text:style-name="T1">An entity that depends on another entity.Represented as double rectangles.</text:span></text:p>
      <text:p text:style-name="P1"><text:span text:style-name="T7">Attribute : </text:span><text:span text:style-name="T1">Trait of an entity,relationship or other attribute.Represented as double oval.</text:span></text:p>
      <text:p text:style-name="P1"><text:span text:style-name="T7">Multivalued attributes : </text:span><text:span text:style-name="T1">Attributes that have more than one value.Represented as double ovals.</text:span></text:p>
      <text:p text:style-name="P1"><text:span text:style-name="T7">Derived attribute : </text:span><text:span text:style-name="T1">Attribute derived from another attribute.Represented as dotted ovals.</text:span></text:p>
      <text:p text:style-name="P1"><text:span text:style-name="T7">Relationship : </text:span><text:span text:style-name="T1">Describes how entities interact.Represented by rhombus.</text:span></text:p>
      <text:p text:style-name="P3"/>
      <text:p text:style-name="P4"/>
      <text:p text:style-name="P4"/>
      <text:p text:style-name="P5"><text:span text:style-name="T1"><text:s text:c="43"/></text:span><text:span text:style-name="T7">ER DIAGRAM OF SAILORS DATABAS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94" meta:character-count="797" meta:non-whitespace-character-count="571"/>
    <meta:generator>LibreOfficeDev/6.0.5.2$Linux_X86_64 LibreOffice_project/</meta:generator>
  </office:meta>
</office:document-meta>
</file>